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756cm"/>
    </style:style>
    <style:style style:name="co8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table:formula="of:=13-11+2*1"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b Opérateurs Distincts</text:p>
          </table:table-cell>
          <table:table-cell table:style-name="ce1" office:value-type="string" calcext:value-type="string">
            <text:p>Nb Occurence Opérateurs</text:p>
          </table:table-cell>
          <table:table-cell table:style-name="ce1" office:value-type="string" calcext:value-type="string">
            <text:p>Nb Opérandes Distincts</text:p>
          </table:table-cell>
          <table:table-cell table:style-name="ce1" office:value-type="string" calcext:value-type="string">
            <text:p>Nb Occurence Opérandes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Vocabulair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Difficulté</text:p>
          </table:table-cell>
          <table:table-cell table:style-name="ce1" office:value-type="string" calcext:value-type="string">
            <text:p>Effort</text:p>
          </table:table-cell>
          <table:table-cell/>
          <table:table-cell table:style-name="ce1" office:value-type="string" calcext:value-type="string">
            <text:p>Opérandes</text:p>
          </table:table-cell>
          <table:table-cell table:style-name="ce1" office:value-type="string" calcext:value-type="string">
            <text:p>Opérateu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2]+[.D2]" office:value-type="float" office:value="15" calcext:value-type="float">
            <text:p>15</text:p>
          </table:table-cell>
          <table:table-cell table:formula="of:=[.A2]+[.C2]" office:value-type="float" office:value="6" calcext:value-type="float">
            <text:p>6</text:p>
          </table:table-cell>
          <table:table-cell table:formula="of:=[.E2]*LOG([.F2];2)" office:value-type="float" office:value="38.7744375108173" calcext:value-type="float">
            <text:p>38,7744375108173</text:p>
          </table:table-cell>
          <table:table-cell table:formula="of:=([.A2]/2)*([.D2]/[.C2])" office:value-type="float" office:value="6" calcext:value-type="float">
            <text:p>6</text:p>
          </table:table-cell>
          <table:table-cell table:formula="of:=[.H2]*[.G2]" office:value-type="float" office:value="232.646625064904" calcext:value-type="float">
            <text:p>232,646625064904</text:p>
          </table:table-cell>
          <table:table-cell/>
          <table:table-cell office:value-type="string" calcext:value-type="string">
            <text:p>Déclarations de variable</text:p>
          </table:table-cell>
          <table:table-cell office:value-type="string" calcext:value-type="string">
            <text:p>Opérations relationnelles (&gt;, &lt;, …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pel de fonctions</text:p>
          </table:table-cell>
          <table:table-cell office:value-type="string" calcext:value-type="string">
            <text:p>Opérations arithmétiques (+, -, …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Incrémentations, Décrémentation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ffectations</text:p>
          </table:table-cell>
        </table:table-row>
      </table:table>
      <table:table table:name="UFC" table:style-name="ta1">
        <table:table-column table:style-name="co1" table:default-cell-style-name="Default"/>
        <table:table-row table:style-name="ro1">
          <table:table-cell table:formula="of:=3*4+4*3+6*1+5*2+7*1+3*7+7*3+7*5+10*2" office:value-type="float" office:value="144" calcext:value-type="float">
            <text:p>144</text:p>
          </table:table-cell>
        </table:table-row>
      </table:table>
      <table:table table:name="QuickSort" table:style-name="ta1">
        <table:table-column table:style-name="co8" table:default-cell-style-name="ce5"/>
        <table:table-column table:style-name="co1" table:number-columns-repeated="2" table:default-cell-style-name="ce8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5"/>
        <table:table-row table:style-name="ro1">
          <table:table-cell table:style-name="ce3"/>
          <table:table-cell table:style-name="ce6" office:value-type="string" calcext:value-type="string" table:number-columns-spanned="3" table:number-rows-spanned="1">
            <text:p>Poids</text:p>
          </table:table-cell>
          <table:covered-table-cell table:style-name="ce1"/>
          <table:covered-table-cell table:style-name="ce3"/>
          <table:table-cell table:style-name="ce6" office:value-type="string" calcext:value-type="string" table:number-columns-spanned="3" table:number-rows-spanned="1">
            <text:p>Scores</text:p>
          </table:table-cell>
          <table:covered-table-cell table:style-name="ce1"/>
          <table:covered-table-cell table:style-name="ce3"/>
        </table:table-row>
        <table:table-row table:style-name="ro1">
          <table:table-cell table:style-name="ce4" office:value-type="string" calcext:value-type="string">
            <text:p>Catégories</text:p>
          </table:table-cell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4" office:value-type="string" calcext:value-type="string">
            <text:p>difficile</text:p>
          </table:table-cell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4"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style-name="ce9"/>
          <table:table-cell table:style-name="Default" table:number-columns-repeated="2"/>
          <table:table-cell table:style-name="ce9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Score UFC</text:p>
          </table:table-cell>
          <table:table-cell table:style-name="Default" table:number-columns-repeated="6"/>
        </table:table-row>
        <table:table-row table:style-name="ro1">
          <table:table-cell table:style-name="Default" table:formula="of:=[.B3]*[.E3]+[.C3]*[.F3]+[.D3]*[.G3]+[.B4]*[.E4]+[.C4]*[.F4]+[.D4]*[.G4]+[.B5]*[.E5]+[.C5]*[.F5]+[.D5]*[.G5]+[.B6]*[.E6]+[.C6]*[.F6]+[.D6]*[.G6]+[.B7]*[.E7]+[.C7]*[.F7]+[.D7]*[.G7]" office:value-type="float" office:value="13" calcext:value-type="float">
            <text:p>13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4:44:43.2609793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49:45.653631576</meta:creation-date>
    <meta:generator>LibreOffice/24.2.7.2$Linux_X86_64 LibreOffice_project/420$Build-2</meta:generator>
    <dc:date>2025-10-24T15:15:58.646326296</dc:date>
    <meta:editing-duration>PT27M13S</meta:editing-duration>
    <meta:editing-cycles>8</meta:editing-cycles>
    <meta:document-statistic meta:table-count="5" meta:cell-count="75" meta:object-count="0"/>
  </office:meta>
</office:document-meta>
</file>